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91cm"/>
    </style:style>
    <style:style style:name="co5" style:family="table-column">
      <style:table-column-properties fo:break-before="auto" style:column-width="23.098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291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2.3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ff0000"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 style:data-style-name="N0">
      <style:text-properties style:font-name="Arial"/>
    </style:style>
    <style:style style:name="ce16" style:family="table-cell" style:parent-style-name="Default" style:data-style-name="N100">
      <style:text-properties style:font-name="Arial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ext-properties style:font-name="Arial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ext-properties fo:color="#0066cc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Default" style:data-style-name="N100">
      <style:text-properties fo:color="#0000ff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0">
      <style:text-properties fo:color="#0000ff" style:font-name="Arial" fo:font-size="10pt" style:font-name-asian="Arial11" style:font-size-asian="10pt" style:font-name-complex="Arial11" style:font-size-complex="10pt"/>
    </style:style>
    <style:style style:name="ce21" style:family="table-cell" style:parent-style-name="Default" style:data-style-name="N0">
      <style:text-properties fo:color="#ff0000" style:font-name="Arial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0">
      <style:text-properties fo:color="#ff0000" style:font-name="Arial" fo:font-weight="bold" style:font-weight-asian="bold" style:font-weight-complex="bold"/>
    </style:style>
    <style:style style:name="ce22" style:family="table-cell" style:parent-style-name="Default" style:data-style-name="N100">
      <style:text-properties style:font-name="Arial"/>
    </style:style>
    <style:style style:name="T1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0000" fo:font-size="10pt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commande_par_mai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11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Farnell</text:p>
          </table:table-cell>
          <table:table-cell table:style-name="ce14" table:number-columns-repeated="4"/>
          <table:table-cell table:style-name="ce14" office:value-type="string" calcext:value-type="string">
            <text:p>Envoyez un seul fichier par mail!</text:p>
          </table:table-cell>
          <table:table-cell table:style-name="ce14" table:number-columns-repeated="7"/>
          <table:table-cell table:number-columns-repeated="1011"/>
        </table:table-row>
        <table:table-row table:style-name="ro1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rt</text:p>
          </table:table-cell>
          <table:table-cell table:style-name="ce14" office:value-type="string" calcext:value-type="string">
            <text:p>Désignation</text:p>
          </table:table-cell>
          <table:table-cell table:style-name="ce14" office:value-type="string" calcext:value-type="string">
            <text:p>Qté commandée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Date Livraison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Devise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Grpe</text:p>
          </table:table-cell>
          <table:table-cell table:style-name="ce14" office:value-type="string" calcext:value-type="string">
            <text:p>Div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Port 3 pins BM03B-SRSS-TB(LF)(SN) 1679128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0.454" calcext:value-type="float">
            <text:p>0.454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93" calcext:value-type="float">
            <text:p>9.9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9.36" calcext:value-type="float">
            <text:p>99.36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46.23" calcext:value-type="float">
            <text:p>46.2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/>
          <table:table-cell/>
          <table:table-cell table:style-name="ce22" table:number-columns-repeated="100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ODE d'EMPLOI et CODE erreurs Version 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: indiquez le fournisseur ligne 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2:remplissez pour chaque ligne commandée les 4 champs en rouge selon les règles suivantes: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17"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1</text:p>
          </table:table-cell>
          <table:table-cell table:style-name="ce18" office:value-type="string" calcext:value-type="string">
            <text:p>Ne mettez rien ici tout comme dans P: remplissez les zones rouges (et pas ailleurs)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ésign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2</text:p>
          </table:table-cell>
          <table:table-cell table:style-name="ce18" office:value-type="string" calcext:value-type="string">
            <text:p>Ne dépassez pas les 40 caractères: il seront automatiquement effacés lors de la recopi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3</text:p>
          </table:table-cell>
          <table:table-cell table:style-name="ce18" office:value-type="string" calcext:value-type="string">
            <text:p>Mettre le code commande impérativement en premier suivi d'une courte descri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style-name="ce18" office:value-type="string" calcext:value-type="string">
            <text:p>Pour RS et Farnell : mettre le code commande RS ou Farnell (7 à 9 chiffres) (et pas la référence constructeur) suivie d'une courte description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5</text:p>
          </table:table-cell>
          <table:table-cell table:style-name="ce18" office:value-type="string" calcext:value-type="string">
            <text:p>Exemple: 125-4857 capa 1uF 0508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Qté commandé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6</text:p>
          </table:table-cell>
          <table:table-cell table:style-name="ce18" office:value-type="string" calcext:value-type="string">
            <text:p>C'est le nombre d'unités correspondant au prix unitair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7</text:p>
          </table:table-cell>
          <table:table-cell table:style-name="ce18" office:value-type="string" calcext:value-type="string">
            <text:p>Attention il y a des pièg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8</text:p>
          </table:table-cell>
          <table:table-cell table:style-name="ce18" office:value-type="string" calcext:value-type="string">
            <text:p><text:s/>avec RS par exemple on vous demande parfois de commander par lot de 5 par exempl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9</text:p>
          </table:table-cell>
          <table:table-cell table:style-name="ce18" office:value-type="string" calcext:value-type="string">
            <text:p>si vous commandez 1 lot : le nombre d'unité est alors 5 pour 1 lot et non 1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ate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table:style-name="ce19" office:value-type="string" calcext:value-type="string">
            <text:p>Pour la date: mettre la de date dans une sema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1</text:p>
          </table:table-cell>
          <table:table-cell table:style-name="ce19" office:value-type="string" calcext:value-type="string">
            <text:p>La mettre au format JJ.MM.AAA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3</text:p>
          </table:table-cell>
          <table:table-cell table:style-name="ce19" office:value-type="string" calcext:value-type="string">
            <text:p>Bien utiliser les points comme séparateur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prix unitaire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4</text:p>
          </table:table-cell>
          <table:table-cell table:style-name="ce19" office:value-type="string" calcext:value-type="string">
            <text:p>Le prix est le prix HT (sans la TVA 20%) en euros d'une<text:span text:style-name="T1"> </text:span><text:span text:style-name="T2">unité</text:span></text:p>
          </table:table-cell>
          <table:table-cell table:style-name="ce21" office:value-type="string" calcext:value-type="string">
            <text:p>sauf<text:span text:style-name="T3"> pour les commandes au comptant ou chez un fournisseur étranger (EXP-TECH par exemple): mettez le prix TTC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15</text:p>
          </table:table-cell>
          <table:table-cell table:style-name="ce19" office:value-type="string" calcext:value-type="string">
            <text:p>arrondi au centime supérieur (0.012 euros devient 0.02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6</text:p>
          </table:table-cell>
          <table:table-cell table:style-name="ce19" office:value-type="string" calcext:value-type="string">
            <text:p>avec pour séparateur le po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7</text:p>
          </table:table-cell>
          <table:table-cell table:style-name="ce19" office:value-type="string" calcext:value-type="string">
            <text:p>n'utilisez pas le symbole euros d'exce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: frais de port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1</text:p>
          </table:table-cell>
          <table:table-cell table:style-name="ce19" office:value-type="string" calcext:value-type="string">
            <text:p>ajoutez une ligne pour les frais de port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2</text:p>
          </table:table-cell>
          <table:table-cell table:style-name="ce19" office:value-type="string" calcext:value-type="string">
            <text:p>dont la désignation est "frais de port"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3</text:p>
          </table:table-cell>
          <table:table-cell table:style-name="ce19" office:value-type="string" calcext:value-type="string">
            <text:p>pas de frais de port à mettre pour RS ou Farnell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4</text:p>
          </table:table-cell>
          <table:table-cell table:style-name="ce19" office:value-type="string" calcext:value-type="string">
            <text:p>Renseignez vous pour connaître les frais de port</text:p>
          </table:table-cell>
          <table:table-cell office:value-type="string" calcext:value-type="string">
            <text:p>9,9 euros TTC chez EXP par exempl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: conseils complémentaire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1</text:p>
          </table:table-cell>
          <table:table-cell table:style-name="ce19" office:value-type="string" calcext:value-type="string">
            <text:p>Ne modifier que les 4 champs en rou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2</text:p>
          </table:table-cell>
          <table:table-cell table:style-name="ce19" office:value-type="string" calcext:value-type="string">
            <text:p>Ne pas modifier le document sinon cela n'a plus aucun intérê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3</text:p>
          </table:table-cell>
          <table:table-cell table:style-name="ce20" office:value-type="string" calcext:value-type="string">
            <text:p>Mettez les références dans le même ordre que celui de la comman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4</text:p>
          </table:table-cell>
          <table:table-cell table:style-name="ce19" office:value-type="string" calcext:value-type="string">
            <text:p>Vérifier bien sur les sites les références et les prix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5</text:p>
          </table:table-cell>
          <table:table-cell table:style-name="ce19" office:value-type="string" calcext:value-type="string">
            <text:p>N'oubliez pas les frais de port!: ajoutez une ligne pour les mentionn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5: sauvegardez le fichier au format xls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CRI</meta:initial-creator>
    <meta:creation-date>2012-04-13T09:15:26Z</meta:creation-date>
    <dc:date>2024-10-16T10:42:51.741193282</dc:date>
    <meta:editing-cycles>22</meta:editing-cycles>
    <meta:editing-duration>PT6H8M25S</meta:editing-duration>
    <meta:document-statistic meta:table-count="1" meta:cell-count="207" meta:object-count="0"/>
  </office:meta>
</office:document-meta>
</file>